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0e0254" officeooo:paragraph-rsid="000e0254" style:font-size-asian="14pt" style:font-size-complex="16pt"/>
    </style:style>
    <style:style style:name="P2" style:family="paragraph" style:parent-style-name="Standard">
      <style:text-properties fo:font-size="16pt" style:text-underline-style="none" officeooo:rsid="000e0254" officeooo:paragraph-rsid="000e0254" style:font-size-asian="14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y 10<text:span text:style-name="T2">th</text:span>, 2023</text:p>
      <text:p text:style-name="P1"/>
      <text:p text:style-name="P2">Citations From Report:</text:p>
      <text:p text:style-name="P2"/>
      <text:p text:style-name="P1"><text:span text:style-name="T1">Mitre Framework, </text:span><text:a xlink:type="simple" xlink:href="https://attack.mitre.org/" text:style-name="Internet_20_link" text:visited-style-name="Visited_20_Internet_20_Link">https://attack.mitre.org/</text:a></text:p>
      <text:p text:style-name="P2">CVE Details from <text:a xlink:type="simple" xlink:href="https://www.cvedetails.com/" text:style-name="Internet_20_link" text:visited-style-name="Visited_20_Internet_20_Link">https://www.cvedetails.com</text:a></text:p>
      <text:p text:style-name="P2">NIST NVD DATA BASE <text:a xlink:type="simple" xlink:href="https://nvd.nist.gov/" text:style-name="Internet_20_link" text:visited-style-name="Visited_20_Internet_20_Link">https://nvd.nist.gov</text:a></text:p>
      <text:p text:style-name="P2">Additional help and informatiom from Paessler monitoring systems: https://www.paessler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7:55:18.891000000</meta:creation-date>
    <dc:date>2023-07-11T18:18:20.318000000</dc:date>
    <meta:editing-duration>PT23M2S</meta:editing-duration>
    <meta:editing-cycles>1</meta:editing-cycles>
    <meta:document-statistic meta:table-count="0" meta:image-count="0" meta:object-count="0" meta:page-count="1" meta:paragraph-count="6" meta:word-count="27" meta:character-count="251" meta:non-whitespace-character-count="230"/>
    <meta:generator>LibreOffice/7.5.0.3$Windows_X86_64 LibreOffice_project/c21113d003cd3efa8c53188764377a8272d9d6de</meta:generator>
  </office:meta>
</office:document-meta>
</file>